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2000000BAAD2740EDDB49A095.png" manifest:media-type="image/png"/>
  <manifest:file-entry manifest:full-path="Pictures/100002010000050A00000124CD8189A991B40ACD.png" manifest:media-type="image/png"/>
  <manifest:file-entry manifest:full-path="Pictures/1000020100000515000001A5BA523FC943465D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954" officeooo:paragraph-rsid="0017d95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lab task 11</text:p>
      <text:p text:style-name="P1">meer murtaza (p18-0145):</text:p>
      <text:p text:style-name="P1"/>
      <text:p text:style-name="P1"><draw:frame draw:style-name="fr1" draw:name="Image1" text:anchor-type="paragraph" svg:width="6.9252in" svg:height="1.5673in" draw:z-index="0"><draw:image xlink:href="Pictures/100002010000050A00000124CD8189A991B40ACD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6.9252in" svg:height="2.2402in" draw:z-index="1"><draw:image xlink:href="Pictures/1000020100000515000001A5BA523FC943465D4D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paragraph" svg:width="6.9252in" svg:height="1.672in" draw:z-index="2"><draw:image xlink:href="Pictures/1000020100000302000000BAAD2740EDDB49A0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8T10:20:16.331740094</meta:creation-date>
    <dc:date>2022-06-08T10:21:39.731261606</dc:date>
    <meta:editing-duration>PT1M24S</meta:editing-duration>
    <meta:editing-cycles>1</meta:editing-cycles>
    <meta:document-statistic meta:table-count="0" meta:image-count="3" meta:object-count="0" meta:page-count="1" meta:paragraph-count="2" meta:word-count="7" meta:character-count="44" meta:non-whitespace-character-count="39"/>
    <meta:generator>LibreOffice/6.0.7.3$Linux_X86_64 LibreOffice_project/00m0$Build-3</meta:generator>
  </office:meta>
</office:document-meta>
</file>